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Preformatted_20_Text">
      <style:paragraph-properties fo:text-align="justify" style:justify-single-word="false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6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7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8" style:family="paragraph" style:parent-style-name="Preformatted_20_Text">
      <style:paragraph-properties fo:text-align="justify" style:justify-single-word="false"/>
    </style:style>
    <style:style style:name="P9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0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1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2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3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6" style:family="paragraph" style:parent-style-name="Footer">
      <style:text-properties officeooo:rsid="001407e7" officeooo:paragraph-rsid="001407e7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0b5b58"/>
    </style:style>
    <style:style style:name="T3" style:family="text">
      <style:text-properties officeooo:rsid="000d80c2"/>
    </style:style>
    <style:style style:name="T4" style:family="text">
      <style:text-properties officeooo:rsid="001190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5b58" style:font-weight-asian="bold" style:font-weight-complex="bold"/>
    </style:style>
    <style:style style:name="T7" style:family="text">
      <style:text-properties officeooo:rsid="0014b822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officeooo:rsid="001a1f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Guia d</text:span><text:span text:style-name="T6">a </text:span><text:span text:style-name="T5">ferramenta de versionamento Git </text:span><text:span text:style-name="T6">e com aplicação no GitHub.</text:span></text:p>
      <text:p text:style-name="P2"/>
      <text:p text:style-name="P3"/>
      <text:p text:style-name="P13"/>
      <text:p text:style-name="P14"/>
      <text:p text:style-name="P11"><text:span text:style-name="T3"><text:tab/>Este</text:span> documento, <text:span text:style-name="T9">tem como objetivo apresentar a </text:span><text:s/>ferramenta de versionamento <text:span text:style-name="T4">chamada</text:span> <text:span text:style-name="T4">G</text:span>it, <text:span text:style-name="T9">ditando sua histórias, principais comandos, alem de algumas dicas e juntar esses conhecimentos com o GitHub.</text:span> </text:p>
      <text:p text:style-name="P14"/>
      <text:p text:style-name="P12">Thiago Alexandre.</text:p>
      <text:p text:style-name="P15"/>
      <text:p text:style-name="P15"/>
      <text:p text:style-name="P12"/>
      <text:p text:style-name="P12"/>
      <text:p text:style-name="P12"/>
      <text:p text:style-name="P5"/>
      <text:p text:style-name="P6"><text:span text:style-name="T8">Resumo</text:span>:</text:p>
      <text:p text:style-name="P6"/>
      <text:p text:style-name="P6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7">dentre muitas outras utilidades</text:span>. Cada vez que você modificar seus arquivos e salvá-los, é possível, através do Git, criar um ponto de <text:span text:style-name="T7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E não é só isso, se você gostou mais da branche de teste, poderá então, tirar a diferença dela para a outra, e salvá-las em na master, original. E tudo isso será trabalhado a frente nesse documento, além de muitas outras coisa. O Git,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</text:span></text:p>
      <text:h text:style-name="Heading_20_1" text:outline-level="1"><text:soft-page-break/>Introdução:</text:h>
      <text:p text:style-name="P9"/>
      <text:p text:style-name="P9"><text:tab/>História do Git e do GitHub:</text:p>
      <text:p text:style-name="P9"/>
      <text:p text:style-name="P9"><text:tab/>O que é o Git e para que serve:</text:p>
      <text:p text:style-name="P9"/>
      <text:h text:style-name="Heading_20_1" text:outline-level="1">Desenvolvimento:</text:h>
      <text:p text:style-name="P9"/>
      <text:p text:style-name="P9"><text:tab/>Alguns comandos e aplicações:</text:p>
      <text:p text:style-name="P9"/>
      <text:p text:style-name="P5">Agora que você, se não sabia, já sabe o que é o git, está pronto para continuar e ver os <text:span text:style-name="T2">principais</text:span> comandos que se deve saber sobre o git, que irão facilitar a sua vida, seja você um simples <text:span text:style-name="T2">usuário</text:span> afim de tal ferramenta, ou até mesmo um programador <text:span text:style-name="T2">júnior</text:span> ou experiente.</text:p>
      <text:p text:style-name="P3"/>
      <text:p text:style-name="P3"><text:s text:c="4"/>Fazendo algumas configurações e criando um repositório:</text:p>
      <text:p text:style-name="P3"/>
      <text:p text:style-name="P3">Você precisara fazer algumas configurações em seu git apos instalar em sua maquina, e para começar os seus projetos, você precisara de uma pasta para guardar seus projetos. Este guia <text:span text:style-name="T2">estará</text:span> sempre mostrando comandos no terminal para o Linux, se qu<text:span text:style-name="T2">i</text:span>s<text:span text:style-name="T2">e</text:span>r usar outro sistema terá que dar uma pesquisada mais aí.</text:p>
      <text:p text:style-name="P3"/>
      <text:p text:style-name="P3">$ git config --global user.name "seu nome"</text:p>
      <text:p text:style-name="P3">(configurar seu nome)</text:p>
      <text:p text:style-name="P3">$ git config --global user.email “seu <text:span text:style-name="T2">e-mail”</text:span></text:p>
      <text:p text:style-name="P3">(configurar seu <text:span text:style-name="T2">e-mail</text:span>)</text:p>
      <text:p text:style-name="P3">$ git config --global core.editor "seu editor"</text:p>
      <text:p text:style-name="P3">(configurar seu editor padrão como o VS Code ou Sublime)</text:p>
      <text:p text:style-name="P3">$ mkdir &lt;nome do <text:span text:style-name="T2">diretório</text:span>&gt; </text:p>
      <text:p text:style-name="P3">(Diretório de <text:span text:style-name="T2">projetos</text:span>)</text:p>
      <text:p text:style-name="P3">$ git init &lt;nome do <text:span text:style-name="T2">repositório</text:span> criado&gt;</text:p>
      <text:p text:style-name="P3">(Aqui o git é iniciado em seu repositório com uma pasta .git)</text:p>
      <text:p text:style-name="P3">md &lt;nome do <text:span text:style-name="T2">diretório</text:span>&gt;</text:p>
      <text:p text:style-name="P3">(aqui nos entramos no <text:span text:style-name="T2">diretório</text:span> que você ira salvar seus arquivos)</text:p>
      <text:p text:style-name="P3"/>
      <text:p text:style-name="P3">Pronto! Agora você tem o git configurado com seu nome, <text:span text:style-name="T2">e-mail</text:span>, editor e em sua pasta, assim poderá começar seus projetos, para ver suas configuração digite o comando:</text:p>
      <text:p text:style-name="P3"/>
      <text:p text:style-name="P3">$ git config --list</text:p>
      <text:p text:style-name="P3">clear</text:p>
      <text:p text:style-name="P3">(Para apagar tudo e começar a trabalhar, comando opcional)</text:p>
      <text:p text:style-name="P3"/>
      <text:p text:style-name="P3"><text:s text:c="4"/>Criando nossos arquivos Agora vamos criar nossos arquivos, todo repositório tem como pad<text:span text:style-name="T2">r</text:span>ão, criar um README.md e um LICENSE. No README.md, você descreve seu projeto, colocando para que ele serve, e algumas informações adicionais, e o LICENSE, para escrever qual sua licença quado for jogar isso em uma máquina remota como o github, e provavelmente você ira <text:span text:style-name="T2">escolher</text:span> a <text:span text:style-name="T2">licença</text:span> MIT.</text:p>
      <text:p text:style-name="P3"/>
      <text:p text:style-name="P3">$ touch README.md</text:p>
      <text:p text:style-name="P3">(criar um arquivo chamado README, você <text:span text:style-name="T2">também</text:span> pode trazer um arquivo <text:span text:style-name="T2">já</text:span> pronto)</text:p>
      <text:p text:style-name="P3">$ touch LICENSE</text:p>
      <text:p text:style-name="P3">(criar um arquivo chamado LICENSE)</text:p>
      <text:p text:style-name="P3">$ git add README.md</text:p>
      <text:p text:style-name="P3">$ git add LICENSE</text:p>
      <text:p text:style-name="P3">(até agora o repositório estava apenas em seu diretório, agora você o adicionou <text:soft-page-break/>ao git)</text:p>
      <text:p text:style-name="P3"/>
      <text:p text:style-name="P3">Pronto! agora você tem os dois arquivos padrão e agora adicione os arquivos que você quiser como seu projeto, seu site, ou somente seus lembretes mesmo se quiser.</text:p>
      <text:p text:style-name="P3"/>
      <text:p text:style-name="P3"><text:s text:c="4"/>Primeiro commit:</text:p>
      <text:p text:style-name="P3"/>
      <text:p text:style-name="P3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2">salvá-los</text:span> vamos fazer nosso commit.</text:p>
      <text:p text:style-name="P3"/>
      <text:p text:style-name="P3">$ git commit -m "Primeiro commit"</text:p>
      <text:p text:style-name="P3">(fazendo commit)</text:p>
      <text:p text:style-name="P3">$ git status</text:p>
      <text:p text:style-name="P3">(ver que não ha mais alterações)</text:p>
      <text:p text:style-name="P3">$ git log</text:p>
      <text:p text:style-name="P3">(ver seus commits)</text:p>
      <text:p text:style-name="P3"/>
      <text:p text:style-name="P3">Você pode adicionar os arquivos no git e na mesma linha já criar um commit com o comando $ git commit -am "Primeiro commit", e esse a atrás do m vem de adicionar e o m de minimizar, ou seja, um commit simples com descrição.</text:p>
      <text:p text:style-name="P3"/>
      <text:p text:style-name="P3"><text:s text:c="4"/>Modificando arquivos:</text:p>
      <text:p text:style-name="P3"/>
      <text:p text:style-name="P3">Se você quiser adicionar um arquivos, ou <text:span text:style-name="T2">modificá-los</text:span>, tera que fazer um novo commit, para que ele carregue essas modificações para o git. E você pode modificar, abrindo seu editor, ou por comando mesmo, vamos supor que você queira <text:span text:style-name="T2">acrescentar</text:span> algo em seu README.md, pois por enquanto você só adicionou ele mais não colocou nada:</text:p>
      <text:p text:style-name="P3"/>
      <text:p text:style-name="P3">$ echo "Esse arquivo é feito para..." &gt; README.md</text:p>
      <text:p text:style-name="P3">(escrever em README.md)</text:p>
      <text:p text:style-name="P3">$ git status</text:p>
      <text:p text:style-name="P3">(ver o status dos arquivos)</text:p>
      <text:p text:style-name="P3">$ git commit -m "Escrevi em README.md"</text:p>
      <text:p text:style-name="P3">(Comite as alterações)</text:p>
      <text:p text:style-name="P3">$ git status</text:p>
      <text:p text:style-name="P3">(ver o status)</text:p>
      <text:p text:style-name="P3">$ git log</text:p>
      <text:p text:style-name="P3">(ver os commits)</text:p>
      <text:p text:style-name="P3">$ echo "Alterando arquivo" &gt;&gt; README.md</text:p>
      <text:p text:style-name="P3">(fazer alterações em README, &gt;&gt; para <text:span text:style-name="T2">acrescentar</text:span> linha)</text:p>
      <text:p text:style-name="P3">$ git commit -m "Adicionando linha em README.md"</text:p>
      <text:p text:style-name="P3"/>
      <text:p text:style-name="P3">Pronto! Agora você pode adicionar, renomear e modificar os seus arquivos e após isso é só gerar um commit para salvar. *Obs: o README.md pode ser escrito em markdown, que é uma linguagem de hipertexto para documentos.</text:p>
      <text:p text:style-name="P3"/>
      <text:p text:style-name="P3"><text:s text:c="4"/>Voltando em versões anteriores:</text:p>
      <text:p text:style-name="P3"/>
      <text:p text:style-name="P3">Se você fez uma modificação em um determinado arquivo e agora percebeu que acabou dando problema e precisa da versão anterior, o git <text:span text:style-name="T2">também</text:span> faz isso para você. Cada commit tem um <text:span text:style-name="T2">código</text:span>, e precisaremos deste código para poder voltar. Você pode <text:span text:style-name="T2">consultar</text:span> ele com o comando $ git log E agora se juntarmos esse código ao comando abaixo, poderemos então restaurar o projeto antes do commit, ou em qual commit você quiser.</text:p>
      <text:p text:style-name="P3"/>
      <text:p text:style-name="P3"><text:soft-page-break/>$ git log</text:p>
      <text:p text:style-name="P3">(<text:span text:style-name="T2">consultar</text:span> o código)</text:p>
      <text:p text:style-name="P3">$ git reset --hard &lt;<text:span text:style-name="T2">código</text:span>&gt;</text:p>
      <text:p text:style-name="P3">(volta no commit que selecionou)</text:p>
      <text:p text:style-name="P3"/>
      <text:p text:style-name="P3">E agora você não pede mais os arquivos modificados.</text:p>
      <text:p text:style-name="P3"/>
      <text:p text:style-name="P3"><text:s text:c="4"/>Navegando entre as branch:</text:p>
      <text:p text:style-name="P3"/>
      <text:p text:style-name="P3">As branch, podem serem entendidas como versões do seu projeto, de padrão se inicia com a branch master, onde você adiciona, renomeia e modifica seus arquivos. Mas você pode <text:span text:style-name="T2">também</text:span> ter uma branch teste e após comitar em seu projeto e ver que pode adicionar ou testar um recurso, você pode adicionar uma nova versão como a teste e modificar testar e fazer o que quiser nela que na branch master <text:span text:style-name="T2">estará</text:span> intacta. Vamos fazer alguns testes para entender melhor esse recurso.</text:p>
      <text:p text:style-name="P3"/>
      <text:p text:style-name="P3">$ git branch</text:p>
      <text:p text:style-name="P3">(Ver em qual branch estamos)</text:p>
      <text:p text:style-name="P3">$ git branch teste</text:p>
      <text:p text:style-name="P3">(Cria uma nova branch)</text:p>
      <text:p text:style-name="P3">$ git checkout teste</text:p>
      <text:p text:style-name="P3">(Ir para branch teste)</text:p>
      <text:p text:style-name="P3">(Agora podemos <text:span text:style-name="T2">modificá-los</text:span> arquivos)</text:p>
      <text:p text:style-name="P3">$ git commit --m "Modificação em nova branch"</text:p>
      <text:p text:style-name="P3">(Fazer o commit em nova branch)</text:p>
      <text:p text:style-name="P3">$ git checkout master</text:p>
      <text:p text:style-name="P3">(Voltar para branch master)</text:p>
      <text:p text:style-name="P3">$ git status</text:p>
      <text:p text:style-name="P3">(Ver que nada mudou nesta nova branch)</text:p>
      <text:p text:style-name="P3">git branch</text:p>
      <text:p text:style-name="P3">(Ver que mudamos para essa nova branch)</text:p>
      <text:p text:style-name="P3"/>
      <text:p text:style-name="P3"><text:s text:c="4"/>Comando diff:</text:p>
      <text:p text:style-name="P3"/>
      <text:p text:style-name="P3">Quando estamos trabalhando com dois arquivos é <text:span text:style-name="T2">possível</text:span> tirar a diferença entre eles, ou seja, o Path entre eles, e o comando diff faz exatamente isso, tira o Path dos arquivos.</text:p>
      <text:p text:style-name="P3"/>
      <text:p text:style-name="P3">$ git diff (Tirar a diferença)</text:p>
      <text:p text:style-name="P3"/>
      <text:p text:style-name="P3">Agora você pode ver tudo que foi modificado e fazer seu commit. É <text:span text:style-name="T2">possível</text:span> <text:span text:style-name="T2">também</text:span> com o comando diff ver só quais arquivos foram modificados:</text:p>
      <text:p text:style-name="P3"/>
      <text:p text:style-name="P3">$ git diff --name-only</text:p>
      <text:p text:style-name="P3">(Ver os arquivos modificados)</text:p>
      <text:p text:style-name="P3"/>
      <text:p text:style-name="P3">Tamb<text:span text:style-name="T2">é</text:span>m é <text:span text:style-name="T2">possível</text:span> <text:span text:style-name="T2">t</text:span>irar a diff de apenas um arquivo em especifico, como por exemplo:</text:p>
      <text:p text:style-name="P3"/>
      <text:p text:style-name="P3">$ git diff &lt;nome do arquivo&gt;</text:p>
      <text:p text:style-name="P3">(ver a diferença entre determinado arquivo)</text:p>
      <text:p text:style-name="P3"/>
      <text:p text:style-name="P3"><text:s text:c="4"/>Revertendo modificações de um <text:span text:style-name="T2">único</text:span> arquivo:</text:p>
      <text:p text:style-name="P3"/>
      <text:p text:style-name="P3">Aprendemos como reverter commits e trazer novas modificações, mas e se você modificou <text:span text:style-name="T2">vários</text:span> arquivos e quer voltar apenas um arquivo em como ele estava antes do commit anterior. E então precisaremos aprender um novo comando:</text:p>
      <text:p text:style-name="P3"/>
      <text:p text:style-name="P3">$ git checkout HEAD -- &lt;nome de arquivo&gt;</text:p>
      <text:p text:style-name="P3"><text:soft-page-break/>(trazendo as configurações anteriores)</text:p>
      <text:p text:style-name="P3"/>
      <text:p text:style-name="P3">Agora podemos, no branch que estamos <text:span text:style-name="T2">através</text:span> do comando HEAD, voltar, com o comando checkout, para o estado anterior.</text:p>
      <text:p text:style-name="P3"/>
      <text:p text:style-name="P3"><text:s text:c="4"/>Salvando no GitHub:</text:p>
      <text:p text:style-name="P3"/>
      <text:p text:style-name="P3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2">segui-te</text:span> comando:</text:p>
      <text:p text:style-name="P3"/>
      <text:p text:style-name="P3">$ ssh-keygen -t rsa -b 4096 -C "your_email@example.com"</text:p>
      <text:p text:style-name="P3">(gerar chave ssh)</text:p>
      <text:p text:style-name="P3">(<text:span text:style-name="T2">obs.</text:span>: o e-mail deve ser o mesmo que o do github)</text:p>
      <text:p text:style-name="P3">(e assim, ele mostrara onde ele ira salvar a chave publica e a privada, aperte [enter])</text:p>
      <text:p text:style-name="P3">(depois informe sua senha e depois confirme ela novamente)</text:p>
      <text:p text:style-name="P3"/>
      <text:p text:style-name="P4">Agora precisamos passar essa chave para o GitHub e transferir os arquivos. Entre no local onde ele baixou a chave, copie essa chave (não o arquivo, o conteúdo dele), acesse seu GitHub <text:span text:style-name="T2">clique</text:span> em seu avatar do canto superior direito e clica em setings. Após isso <text:span text:style-name="T2">clique</text:span> em ssh and gpq keys, crie uma nova ssh e cole a chave na opção informada, e escreva um titulo, que lembre seu pc por exemplo &lt;seu usuário&gt; home.</text:p>
      <text:p text:style-name="P3"/>
      <text:p text:style-name="P3">Pronto! você agora tem uma chave ssh, vamos passar os arquivos através dessa chave. Escreva em seu terminal:</text:p>
      <text:p text:style-name="P3"/>
      <text:p text:style-name="P3">$ git remote add origin https://&lt;o endereço de seu <text:span text:style-name="T2">repositório</text:span> do github&gt;.git</text:p>
      <text:p text:style-name="P3">(adicionar <text:span text:style-name="T2">repositório</text:span> origin em ...)</text:p>
      <text:p text:style-name="P3">(você pode ver se ele adicionou com git remote)</text:p>
      <text:p text:style-name="P3">$ git push -u origin master</text:p>
      <text:p text:style-name="P3">(da um push do branch master para o repositório origin)</text:p>
      <text:p text:style-name="P3"/>
      <text:p text:style-name="P3">Pronto! você <text:span text:style-name="T2">já</text:span> tem o repositório no GitHub, basta <text:span text:style-name="T2">atualizar</text:span> seu GitHub que o repositório <text:span text:style-name="T2">estará</text:span> lá.</text:p>
      <text:p text:style-name="P3"/>
      <text:p text:style-name="P3"><text:s text:c="4"/>Dando Push e Pull:</text:p>
      <text:p text:style-name="P3"/>
      <text:p text:style-name="P3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2">além</text:span> desses, ainda tem outro termo <text:span text:style-name="T2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3"/>
      <text:p text:style-name="P3">$ git push origin master</text:p>
      <text:p text:style-name="P3">(empurrar os arquivos para o GitHub)</text:p>
      <text:p text:style-name="P3">$ git pull origin master</text:p>
      <text:p text:style-name="P3">(puxar do GitHub)</text:p>
      <text:p text:style-name="P3">$ git fetch origin master</text:p>
      <text:p text:style-name="P3">(atualizar os arquivos local)</text:p>
      <text:p text:style-name="P3"/>
      <text:p text:style-name="P3"><text:s text:c="4"/>Ignorando arquivos:</text:p>
      <text:p text:style-name="P3"><text:soft-page-break/></text:p>
      <text:p text:style-name="P3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3"/>
      <text:p text:style-name="P3"><text:s text:c="4"/>Comando git revert:</text:p>
      <text:p text:style-name="P3"/>
      <text:p text:style-name="P3">Esse comando <text:span text:style-name="T2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3"/>
      <text:p text:style-name="P3">$ git revert --no-edit &lt;<text:span text:style-name="T2">código</text:span> do commit que deu o problema&gt;</text:p>
      <text:p text:style-name="P3">(faz um novo commit com a situação anterior do commit que deu o problema)</text:p>
      <text:p text:style-name="P3"/>
      <text:p text:style-name="P3"><text:s text:c="4"/>Adicionando e Deletando branchs remotos e locais:</text:p>
      <text:p text:style-name="P3"/>
      <text:p text:style-name="P3">Para enviar seus branchs para o seu repositório remoto, é só substituir o push de branch master para , mas se você quer deletar esse branch que você ja criou, escreva:</text:p>
      <text:p text:style-name="P3"/>
      <text:p text:style-name="P3">$ git branch</text:p>
      <text:p text:style-name="P3">(<text:span text:style-name="T2">consultar</text:span> o branch)</text:p>
      <text:p text:style-name="P3">$ git checkout &lt;nome do branch&gt;</text:p>
      <text:p text:style-name="P3">(muda o branch)</text:p>
      <text:p text:style-name="P3">$ git push origin &lt;nome do branch&gt;</text:p>
      <text:p text:style-name="P3">(envia o branch para o <text:span text:style-name="T2">repositório</text:span> remoto)</text:p>
      <text:p text:style-name="P3">$ git branch</text:p>
      <text:p text:style-name="P3">(<text:span text:style-name="T2">consultar</text:span> o branch)</text:p>
      <text:p text:style-name="P3">$ git push origin :&lt;nome do branch&gt;</text:p>
      <text:p text:style-name="P3">(remover branch do <text:span text:style-name="T2">repositório</text:span> remoto)</text:p>
      <text:p text:style-name="P3">$ git checkout master</text:p>
      <text:p text:style-name="P3">(ir para branch master)</text:p>
      <text:p text:style-name="P3">$ git branch -D teste</text:p>
      <text:p text:style-name="P3">(remover no <text:span text:style-name="T2">repositório</text:span> local)</text:p>
      <text:p text:style-name="P3"/>
      <text:p text:style-name="P3"><text:s text:c="4"/>Clonando Projetos:</text:p>
      <text:p text:style-name="P3"/>
      <text:p text:style-name="P3">Na verdade isso é bem <text:span text:style-name="T2">simples</text:span>, é preciso apenas pegar a url do projeto que você que clonar e escrever:</text:p>
      <text:p text:style-name="P3"/>
      <text:p text:style-name="P3">$ git clone &lt;link&gt;</text:p>
      <text:p text:style-name="P3">(clone o repositório tal)</text:p>
      <text:p text:style-name="P3"/>
      <text:p text:style-name="P3">Não é <text:span text:style-name="T2">possível</text:span> dar push já que você clonou um projeto que ja pertencia a <text:span text:style-name="T2">alguém</text:span>, se você quiser dar push em um projeto que não é seu, é preciso fazer um fork do <text:span text:style-name="T2">projeto</text:span> pronto, clonar ele e ai sim dar seu push.</text:p>
      <text:p text:style-name="P3"/>
      <text:p text:style-name="P3"/>
      <text:h text:style-name="Heading_20_1" text:outline-level="1">Conclusão:</text:h>
      <text:p text:style-name="P10"/>
      <text:p text:style-name="P3"><text:tab/>Dicas Finais:</text:p>
      <text:p text:style-name="P3"/>
      <text:p text:style-name="P3">Se você quer excluir um arquivo ou renomear do <text:span text:style-name="T2">repositório</text:span> remoto, pode fazer isso de seu terminal digitando o comando git remote, e após a ação que quer fazer, seja ela remover ou renomear.</text:p>
      <text:p text:style-name="P3">Navegar entre suas branch é muito importante pois com isso, você pode recuperar <text:soft-page-break/>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07e7" officeooo:paragraph-rsid="001407e7"/>
    </style:style>
    <style:style style:name="M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de Git e aplicação com em GitHub<text:tab/><text:tab/>@thaigoAlexandre3</text:span></text:p>
        <text:p text:style-name="MP2"><text:span text:style-name="MT1">Página </text:span><text:span text:style-name="MT1"><text:page-number text:select-page="current">7</text:page-number></text:span><text:span text:style-name="MT1"><text:s/>de 6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20:44:06.322465463</dc:date>
    <meta:editing-duration>PT27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7" meta:paragraph-count="157" meta:word-count="2350" meta:character-count="13495" meta:non-whitespace-character-count="11245"/>
  </office:meta>
</office:document-meta>
</file>